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aybayin Modern Doctrina" svg:font-family="'Baybayin Modern Doctrina'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22.55cm" table:align="left"/>
    </style:style>
    <style:style style:name="Table1.A" style:family="table-column">
      <style:table-column-properties style:column-width="6.666cm"/>
    </style:style>
    <style:style style:name="Table1.B" style:family="table-column">
      <style:table-column-properties style:column-width="4.927cm"/>
    </style:style>
    <style:style style:name="Table1.C" style:family="table-column">
      <style:table-column-properties style:column-width="5.81cm"/>
    </style:style>
    <style:style style:name="Table1.D" style:family="table-column">
      <style:table-column-properties style:column-width="5.147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officeooo:paragraph-rsid="000ed715"/>
    </style:style>
    <style:style style:name="P2" style:family="paragraph" style:parent-style-name="Text_20_body">
      <style:paragraph-properties fo:line-height="100%"/>
      <style:text-properties fo:color="#645032" style:font-name="Noto Serif" fo:font-size="6pt" style:font-size-asian="6pt" style:font-size-complex="6pt"/>
    </style:style>
    <style:style style:name="P3" style:family="paragraph" style:parent-style-name="Text_20_body">
      <style:paragraph-properties fo:line-height="100%"/>
      <style:text-properties fo:color="#645032" style:font-name="Noto Serif" fo:font-size="6pt" officeooo:paragraph-rsid="004a1ceb" style:font-size-asian="6pt" style:font-size-complex="6pt"/>
    </style:style>
    <style:style style:name="P4" style:family="paragraph" style:parent-style-name="Text_20_body">
      <style:paragraph-properties fo:line-height="100%"/>
      <style:text-properties fo:color="#645032" style:font-name="Noto Serif" fo:font-size="6pt" officeooo:paragraph-rsid="0058139c" style:font-size-asian="6pt" style:font-size-complex="6pt"/>
    </style:style>
    <style:style style:name="P5" style:family="paragraph" style:parent-style-name="Text_20_body">
      <style:paragraph-properties fo:line-height="100%"/>
      <style:text-properties fo:color="#645032" style:font-name="Noto Serif" fo:font-size="6pt" fo:font-weight="bold" style:font-size-asian="6pt" style:font-weight-asian="bold" style:font-size-complex="6pt" style:font-weight-complex="bold"/>
    </style:style>
    <style:style style:name="P6" style:family="paragraph" style:parent-style-name="Text_20_body">
      <style:paragraph-properties fo:line-height="100%"/>
      <style:text-properties fo:color="#645032" style:font-name="Noto Serif" fo:font-size="6pt" fo:font-style="italic" officeooo:rsid="004a1ceb" officeooo:paragraph-rsid="004a4608" style:font-size-asian="6pt" style:font-style-asian="italic" style:font-size-complex="6pt" style:font-style-complex="italic"/>
    </style:style>
    <style:style style:name="P7" style:family="paragraph" style:parent-style-name="Text_20_body">
      <style:paragraph-properties fo:line-height="100%"/>
      <style:text-properties fo:font-variant="normal" fo:text-transform="none" fo:color="#645032" style:font-name="Noto Serif" fo:font-size="6pt" fo:letter-spacing="normal" style:font-size-asian="6pt" style:font-size-complex="6pt"/>
    </style:style>
    <style:style style:name="P8" style:family="paragraph" style:parent-style-name="Text_20_body">
      <style:paragraph-properties fo:margin-top="0cm" fo:margin-bottom="0cm" loext:contextual-spacing="true" fo:line-height="100%"/>
      <style:text-properties fo:color="#645032" style:font-name="Noto Serif" fo:font-size="6pt" style:font-size-asian="6pt" style:font-size-complex="6pt"/>
    </style:style>
    <style:style style:name="P9" style:family="paragraph" style:parent-style-name="Text_20_body">
      <style:paragraph-properties fo:margin-top="0cm" fo:margin-bottom="0cm" loext:contextual-spacing="true" fo:line-height="100%"/>
      <style:text-properties fo:color="#645032" style:font-name="Noto Serif" fo:font-size="6pt" officeooo:paragraph-rsid="0022491e" style:font-size-asian="6pt" style:font-size-complex="6pt"/>
    </style:style>
    <style:style style:name="P10" style:family="paragraph" style:parent-style-name="Text_20_body">
      <style:paragraph-properties fo:margin-top="0cm" fo:margin-bottom="0cm" loext:contextual-spacing="true" fo:line-height="100%"/>
      <style:text-properties fo:color="#645032" style:font-name="Noto Serif" fo:font-size="6pt" officeooo:paragraph-rsid="0058139c" style:font-size-asian="6pt" style:font-size-complex="6pt"/>
    </style:style>
    <style:style style:name="P11" style:family="paragraph" style:parent-style-name="Text_20_body">
      <style:paragraph-properties fo:margin-top="0cm" fo:margin-bottom="0cm" loext:contextual-spacing="true" fo:line-height="100%"/>
      <style:text-properties fo:color="#645032" style:font-name="Noto Serif" fo:font-size="6pt" officeooo:paragraph-rsid="0059d45f" style:font-size-asian="6pt" style:font-size-complex="6pt"/>
    </style:style>
    <style:style style:name="P12" style:family="paragraph" style:parent-style-name="Text_20_body">
      <style:paragraph-properties fo:margin-top="0cm" fo:margin-bottom="0cm" loext:contextual-spacing="true"/>
      <style:text-properties fo:color="#645032" style:font-name="Noto Serif" fo:font-size="6pt" officeooo:rsid="0027eb17" officeooo:paragraph-rsid="005cb251" style:font-size-asian="6pt" style:font-size-complex="6pt"/>
    </style:style>
    <style:style style:name="P13" style:family="paragraph" style:parent-style-name="Text_20_body">
      <style:paragraph-properties fo:margin-top="0cm" fo:margin-bottom="0cm" loext:contextual-spacing="true" fo:line-height="100%"/>
      <style:text-properties fo:color="#645032" style:font-name="Noto Serif" fo:font-size="6pt" fo:font-weight="bold" style:font-size-asian="6pt" style:font-weight-asian="bold" style:font-size-complex="6pt" style:font-weight-complex="bold"/>
    </style:style>
    <style:style style:name="P14" style:family="paragraph" style:parent-style-name="Text_20_body">
      <style:paragraph-properties fo:margin-top="0cm" fo:margin-bottom="0cm" loext:contextual-spacing="true"/>
      <style:text-properties fo:color="#645032" style:font-name="Noto Serif" fo:font-size="6pt" fo:font-weight="bold" officeooo:rsid="0027eb17" officeooo:paragraph-rsid="005cb251" style:font-size-asian="6pt" style:font-weight-asian="bold" style:font-size-complex="6pt" style:font-weight-complex="bold"/>
    </style:style>
    <style:style style:name="P15" style:family="paragraph" style:parent-style-name="Text_20_body">
      <style:paragraph-properties fo:margin-top="0cm" fo:margin-bottom="0cm" loext:contextual-spacing="true" fo:line-height="100%"/>
      <style:text-properties fo:color="#645032" style:font-name="Noto Serif" fo:font-size="6pt" fo:font-style="italic" officeooo:rsid="004c1c66" officeooo:paragraph-rsid="004c1c66" style:font-size-asian="6pt" style:font-style-asian="italic" style:font-size-complex="6pt" style:font-style-complex="italic"/>
    </style:style>
    <style:style style:name="P16" style:family="paragraph" style:parent-style-name="Text_20_body">
      <style:paragraph-properties fo:margin-top="0cm" fo:margin-bottom="0cm" loext:contextual-spacing="true" fo:line-height="100%"/>
      <style:text-properties fo:color="#645032" style:font-name="Noto Serif" fo:font-size="6pt" fo:font-style="italic" officeooo:rsid="004c1c66" officeooo:paragraph-rsid="005cb251" style:font-size-asian="6pt" style:font-style-asian="italic" style:font-size-complex="6pt" style:font-style-complex="italic"/>
    </style:style>
    <style:style style:name="P17" style:family="paragraph" style:parent-style-name="Text_20_body">
      <style:paragraph-properties fo:margin-top="0cm" fo:margin-bottom="0cm" loext:contextual-spacing="true" fo:line-height="100%"/>
      <style:text-properties fo:color="#645032" style:font-name="Noto Serif" fo:font-size="6pt" fo:font-style="italic" officeooo:rsid="005f0b17" officeooo:paragraph-rsid="005f0b17" style:font-size-asian="6pt" style:font-style-asian="italic" style:font-size-complex="6pt" style:font-style-complex="italic"/>
    </style:style>
    <style:style style:name="P18" style:family="paragraph" style:parent-style-name="Text_20_body">
      <style:paragraph-properties fo:margin-top="0cm" fo:margin-bottom="0cm" loext:contextual-spacing="true" fo:line-height="100%"/>
      <style:text-properties fo:color="#645032" style:font-name="Noto Serif" fo:font-size="6pt" fo:font-style="italic" fo:font-weight="normal" officeooo:rsid="005f0b17" officeooo:paragraph-rsid="005f0b17" style:font-size-asian="6pt" style:font-style-asian="italic" style:font-weight-asian="normal" style:font-size-complex="6pt" style:font-style-complex="italic" style:font-weight-complex="normal"/>
    </style:style>
    <style:style style:name="P19" style:family="paragraph" style:parent-style-name="Text_20_body">
      <style:paragraph-properties fo:margin-top="0cm" fo:margin-bottom="0cm" loext:contextual-spacing="true" fo:line-height="100%"/>
      <style:text-properties fo:color="#645032" style:font-name="Noto Serif" fo:font-size="6pt" fo:font-style="italic" fo:font-weight="normal" officeooo:rsid="006e1dad" officeooo:paragraph-rsid="006e1dad" style:font-size-asian="6pt" style:font-style-asian="italic" style:font-weight-asian="normal" style:font-size-complex="6pt" style:font-style-complex="italic" style:font-weight-complex="normal"/>
    </style:style>
    <style:style style:name="P20" style:family="paragraph" style:parent-style-name="Text_20_body">
      <style:paragraph-properties fo:margin-top="0cm" fo:margin-bottom="0cm" loext:contextual-spacing="true" fo:line-height="100%"/>
      <style:text-properties fo:color="#645032" style:font-name="Noto Serif" fo:font-size="7pt" fo:font-style="italic" officeooo:rsid="004c1c66" officeooo:paragraph-rsid="004d80ee" style:font-size-asian="6.09999990463257pt" style:font-style-asian="italic" style:font-size-complex="7pt" style:font-style-complex="italic"/>
    </style:style>
    <style:style style:name="P21" style:family="paragraph" style:parent-style-name="Text_20_body">
      <style:paragraph-properties fo:margin-top="0cm" fo:margin-bottom="0cm" loext:contextual-spacing="true"/>
      <style:text-properties fo:color="#645032" style:font-name="Baybayin Modern Doctrina" fo:font-size="6pt" officeooo:rsid="0027eb17" officeooo:paragraph-rsid="0027eb17" style:font-size-asian="6pt" style:font-size-complex="6pt"/>
    </style:style>
    <style:style style:name="P22" style:family="paragraph" style:parent-style-name="Text_20_body">
      <style:paragraph-properties fo:margin-top="0cm" fo:margin-bottom="0cm" loext:contextual-spacing="true"/>
      <style:text-properties fo:color="#645032" style:font-name="Baybayin Modern Doctrina" fo:font-size="6pt" officeooo:rsid="0027eb17" officeooo:paragraph-rsid="003aca3f" style:font-size-asian="6pt" style:font-size-complex="6pt"/>
    </style:style>
    <style:style style:name="P23" style:family="paragraph" style:parent-style-name="Text_20_body">
      <style:paragraph-properties fo:margin-top="0cm" fo:margin-bottom="0cm" loext:contextual-spacing="true"/>
      <style:text-properties fo:color="#645032" style:font-name="Baybayin Modern Doctrina" fo:font-size="6pt" officeooo:rsid="0027eb17" officeooo:paragraph-rsid="0027eb17" style:font-size-asian="5.25pt" style:font-size-complex="6pt"/>
    </style:style>
    <style:style style:name="P24" style:family="paragraph" style:parent-style-name="Text_20_body">
      <style:paragraph-properties fo:margin-top="0cm" fo:margin-bottom="0cm" loext:contextual-spacing="true"/>
      <style:text-properties fo:color="#645032" style:font-name="Baybayin Modern Doctrina" fo:font-size="7pt" officeooo:rsid="0027eb17" officeooo:paragraph-rsid="0027eb17" style:font-size-asian="7pt" style:font-size-complex="7pt"/>
    </style:style>
    <style:style style:name="P25" style:family="paragraph" style:parent-style-name="Text_20_body">
      <style:paragraph-properties fo:margin-top="0cm" fo:margin-bottom="0cm" loext:contextual-spacing="true"/>
      <style:text-properties fo:color="#645032" style:font-name="Baybayin Modern Doctrina" fo:font-size="7pt" officeooo:rsid="0027eb17" officeooo:paragraph-rsid="0036f08b" style:font-size-asian="7pt" style:font-size-complex="7pt"/>
    </style:style>
    <style:style style:name="P26" style:family="paragraph" style:parent-style-name="Text_20_body">
      <style:paragraph-properties fo:margin-top="0cm" fo:margin-bottom="0cm" loext:contextual-spacing="true"/>
      <style:text-properties fo:color="#645032" style:font-name="Baybayin Modern Doctrina" fo:font-size="7pt" officeooo:rsid="0027eb17" officeooo:paragraph-rsid="0038a6bd" style:font-size-asian="7pt" style:font-size-complex="7pt"/>
    </style:style>
    <style:style style:name="P27" style:family="paragraph" style:parent-style-name="Text_20_body">
      <style:paragraph-properties fo:margin-top="0cm" fo:margin-bottom="0cm" loext:contextual-spacing="true"/>
      <style:text-properties fo:color="#645032" style:font-name="Baybayin Modern Doctrina" fo:font-size="7pt" officeooo:rsid="0027eb17" officeooo:paragraph-rsid="003a2d56" style:font-size-asian="7pt" style:font-size-complex="7pt"/>
    </style:style>
    <style:style style:name="P28" style:family="paragraph" style:parent-style-name="Text_20_body">
      <style:paragraph-properties fo:margin-top="0cm" fo:margin-bottom="0cm" loext:contextual-spacing="true"/>
      <style:text-properties fo:color="#645032" style:font-name="Baybayin Modern Doctrina" fo:font-size="7pt" officeooo:rsid="0027eb17" officeooo:paragraph-rsid="003aa6ec" style:font-size-asian="7pt" style:font-size-complex="7pt"/>
    </style:style>
    <style:style style:name="P29" style:family="paragraph" style:parent-style-name="Text_20_body">
      <style:paragraph-properties fo:margin-top="0cm" fo:margin-bottom="0cm" loext:contextual-spacing="true"/>
      <style:text-properties fo:color="#645032" style:font-name="Baybayin Modern Doctrina" fo:font-size="7pt" officeooo:rsid="0027eb17" officeooo:paragraph-rsid="003aca3f" style:font-size-asian="7pt" style:font-size-complex="7pt"/>
    </style:style>
    <style:style style:name="P30" style:family="paragraph" style:parent-style-name="Text_20_body">
      <style:paragraph-properties fo:margin-top="0cm" fo:margin-bottom="0cm" loext:contextual-spacing="true"/>
      <style:text-properties fo:color="#645032" style:font-name="Baybayin Modern Doctrina" fo:font-size="7pt" officeooo:rsid="0027eb17" officeooo:paragraph-rsid="003b310f" style:font-size-asian="7pt" style:font-size-complex="7pt"/>
    </style:style>
    <style:style style:name="P31" style:family="paragraph" style:parent-style-name="Text_20_body">
      <style:paragraph-properties fo:margin-top="0cm" fo:margin-bottom="0cm" loext:contextual-spacing="true"/>
      <style:text-properties fo:color="#645032" style:font-name="Baybayin Modern Doctrina" fo:font-size="7pt" officeooo:rsid="0027eb17" officeooo:paragraph-rsid="003d1e86" style:font-size-asian="7pt" style:font-size-complex="7pt"/>
    </style:style>
    <style:style style:name="P32" style:family="paragraph" style:parent-style-name="Text_20_body">
      <style:paragraph-properties fo:margin-top="0cm" fo:margin-bottom="0cm" loext:contextual-spacing="true"/>
      <style:text-properties fo:color="#645032" style:font-name="Baybayin Modern Doctrina" fo:font-size="7pt" officeooo:rsid="0027eb17" officeooo:paragraph-rsid="005a29d1" style:font-size-asian="7pt" style:font-size-complex="7pt"/>
    </style:style>
    <style:style style:name="P33" style:family="paragraph" style:parent-style-name="Text_20_body">
      <style:paragraph-properties fo:margin-top="0cm" fo:margin-bottom="0cm" loext:contextual-spacing="true"/>
      <style:text-properties fo:color="#645032" style:font-name="Baybayin Modern Doctrina" fo:font-size="7pt" fo:font-weight="bold" officeooo:rsid="0027eb17" officeooo:paragraph-rsid="0027eb17" style:font-size-asian="7pt" style:font-weight-asian="bold" style:font-size-complex="7pt" style:font-weight-complex="bold"/>
    </style:style>
    <style:style style:name="P34" style:family="paragraph" style:parent-style-name="Text_20_body">
      <style:paragraph-properties fo:margin-top="0cm" fo:margin-bottom="0cm" loext:contextual-spacing="true"/>
      <style:text-properties fo:color="#645032" style:font-name="Baybayin Modern Doctrina" fo:font-size="7pt" officeooo:rsid="0027eb17" officeooo:paragraph-rsid="0027eb17" style:font-size-asian="6.09999990463257pt" style:font-size-complex="7pt"/>
    </style:style>
    <style:style style:name="P35" style:family="paragraph" style:parent-style-name="Text_20_body">
      <style:paragraph-properties fo:margin-top="0cm" fo:margin-bottom="0cm" loext:contextual-spacing="true"/>
      <style:text-properties fo:color="#645032" style:text-position="super 58%" style:font-name="Noto Serif" fo:font-size="6pt" officeooo:rsid="0038a6bd" officeooo:paragraph-rsid="0038a6bd" style:font-size-asian="6pt" style:font-size-complex="6pt"/>
    </style:style>
    <style:style style:name="P36" style:family="paragraph" style:parent-style-name="Text_20_body">
      <style:paragraph-properties fo:margin-top="0cm" fo:margin-bottom="0cm" loext:contextual-spacing="true"/>
      <style:text-properties fo:color="#645032" style:text-position="super 58%" style:font-name="Noto Serif" fo:font-size="6pt" officeooo:rsid="0038a6bd" officeooo:paragraph-rsid="005cb251" style:font-size-asian="6pt" style:font-size-complex="6pt"/>
    </style:style>
    <style:style style:name="P37" style:family="paragraph" style:parent-style-name="Text_20_body">
      <style:paragraph-properties fo:margin-top="0cm" fo:margin-bottom="0cm" loext:contextual-spacing="true"/>
      <style:text-properties fo:color="#645032" style:text-position="super 58%" style:font-name="Noto Serif" fo:font-size="6pt" officeooo:rsid="003aca3f" officeooo:paragraph-rsid="005cb251" style:font-size-asian="6pt" style:font-size-complex="6pt"/>
    </style:style>
    <style:style style:name="P38" style:family="paragraph" style:parent-style-name="Text_20_body">
      <style:paragraph-properties fo:margin-top="0cm" fo:margin-bottom="0cm" loext:contextual-spacing="true" fo:line-height="100%"/>
      <style:text-properties fo:color="#645032" style:font-name="Noto Serif" fo:font-size="6pt" fo:font-style="italic" fo:font-weight="normal" officeooo:rsid="006e1dad" officeooo:paragraph-rsid="006e1dad" style:font-size-asian="6pt" style:font-style-asian="italic" style:font-weight-asian="normal" style:font-size-complex="6pt" style:font-style-complex="italic" style:font-weight-complex="normal"/>
    </style:style>
    <style:style style:name="P39" style:family="paragraph" style:parent-style-name="Text_20_body">
      <style:paragraph-properties fo:margin-top="0cm" fo:margin-bottom="0cm" loext:contextual-spacing="true" fo:line-height="100%"/>
      <style:text-properties fo:color="#645032" style:font-name="Noto Serif" fo:font-size="6pt" fo:font-style="italic" officeooo:rsid="004c1c66" officeooo:paragraph-rsid="0077e556" style:font-size-asian="6pt" style:font-style-asian="italic" style:font-size-complex="6pt" style:font-style-complex="italic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officeooo:rsid="0016ee9d"/>
    </style:style>
    <style:style style:name="T3" style:family="text">
      <style:text-properties fo:font-variant="normal" fo:text-transform="none" style:text-position="super 58%" fo:letter-spacing="normal" officeooo:rsid="0016ee9d"/>
    </style:style>
    <style:style style:name="T4" style:family="text">
      <style:text-properties officeooo:rsid="0016ee9d"/>
    </style:style>
    <style:style style:name="T5" style:family="text">
      <style:text-properties style:text-position="super 58%" officeooo:rsid="0016ee9d"/>
    </style:style>
    <style:style style:name="T6" style:family="text">
      <style:text-properties style:text-position="super 58%" officeooo:rsid="00170418"/>
    </style:style>
    <style:style style:name="T7" style:family="text">
      <style:text-properties style:text-position="super 58%" officeooo:rsid="0024f5bb"/>
    </style:style>
    <style:style style:name="T8" style:family="text">
      <style:text-properties style:text-position="super 58%" style:font-name="Noto Serif" fo:font-size="6pt" officeooo:rsid="00353d65" style:font-size-asian="6pt" style:font-size-complex="6pt"/>
    </style:style>
    <style:style style:name="T9" style:family="text">
      <style:text-properties style:text-position="super 58%" style:font-name="Noto Serif" fo:font-size="6pt" officeooo:rsid="0036f08b" style:font-size-asian="6pt" style:font-size-complex="6pt"/>
    </style:style>
    <style:style style:name="T10" style:family="text">
      <style:text-properties style:text-position="super 58%" style:font-name="Noto Serif" fo:font-size="6pt" officeooo:rsid="0038a6bd" style:font-size-asian="6pt" style:font-size-complex="6pt"/>
    </style:style>
    <style:style style:name="T11" style:family="text">
      <style:text-properties style:text-position="super 58%" style:font-name="Noto Serif" fo:font-size="6pt" officeooo:rsid="003a2d56" style:font-size-asian="6pt" style:font-size-complex="6pt"/>
    </style:style>
    <style:style style:name="T12" style:family="text">
      <style:text-properties style:text-position="super 58%" style:font-name="Noto Serif" fo:font-size="6pt" officeooo:rsid="003aa6ec" style:font-size-asian="6pt" style:font-size-complex="6pt"/>
    </style:style>
    <style:style style:name="T13" style:family="text">
      <style:text-properties style:text-position="super 58%" style:font-name="Noto Serif" fo:font-size="6pt" officeooo:rsid="003aca3f" style:font-size-asian="6pt" style:font-size-complex="6pt"/>
    </style:style>
    <style:style style:name="T14" style:family="text">
      <style:text-properties style:text-position="super 58%" style:font-name="Noto Serif" fo:font-size="6pt" officeooo:rsid="003b310f" style:font-size-asian="6pt" style:font-size-complex="6pt"/>
    </style:style>
    <style:style style:name="T15" style:family="text">
      <style:text-properties style:text-position="super 58%" style:font-name="Noto Serif" fo:font-size="6pt" officeooo:rsid="003d1e86" style:font-size-asian="6pt" style:font-size-complex="6pt"/>
    </style:style>
    <style:style style:name="T16" style:family="text">
      <style:text-properties style:text-position="super 58%" officeooo:rsid="00353d65"/>
    </style:style>
    <style:style style:name="T17" style:family="text">
      <style:text-properties style:text-position="super 58%" officeooo:rsid="0036f08b"/>
    </style:style>
    <style:style style:name="T18" style:family="text">
      <style:text-properties style:text-position="super 58%" officeooo:rsid="0038a6bd"/>
    </style:style>
    <style:style style:name="T19" style:family="text">
      <style:text-properties style:text-position="super 58%" officeooo:rsid="003a2d56"/>
    </style:style>
    <style:style style:name="T20" style:family="text">
      <style:text-properties style:text-position="super 58%" officeooo:rsid="003aa6ec"/>
    </style:style>
    <style:style style:name="T21" style:family="text">
      <style:text-properties style:text-position="super 58%" officeooo:rsid="003aca3f"/>
    </style:style>
    <style:style style:name="T22" style:family="text">
      <style:text-properties style:text-position="super 58%" officeooo:rsid="003b310f"/>
    </style:style>
    <style:style style:name="T23" style:family="text">
      <style:text-properties style:text-position="super 58%" officeooo:rsid="003d1e86"/>
    </style:style>
    <style:style style:name="T24" style:family="text">
      <style:text-properties style:text-position="0% 100%"/>
    </style:style>
    <style:style style:name="T25" style:family="text">
      <style:text-properties style:text-position="0% 100%" officeooo:rsid="00170418"/>
    </style:style>
    <style:style style:name="T26" style:family="text">
      <style:text-properties style:text-position="0% 100%" officeooo:rsid="0016ee9d"/>
    </style:style>
    <style:style style:name="T27" style:family="text">
      <style:text-properties style:text-position="0% 100%" style:font-name="Noto Serif" fo:font-size="6pt" officeooo:rsid="00353d65" style:font-size-asian="6pt" style:font-size-complex="6pt"/>
    </style:style>
    <style:style style:name="T28" style:family="text">
      <style:text-properties style:text-position="0% 100%" officeooo:rsid="00353d65"/>
    </style:style>
    <style:style style:name="T29" style:family="text">
      <style:text-properties officeooo:rsid="0024f5bb"/>
    </style:style>
    <style:style style:name="T30" style:family="text">
      <style:text-properties officeooo:rsid="0028130c"/>
    </style:style>
    <style:style style:name="T31" style:family="text">
      <style:text-properties style:font-name="Noto Serif" fo:font-size="6pt" style:font-size-asian="6pt" style:font-size-complex="6pt"/>
    </style:style>
    <style:style style:name="T32" style:family="text">
      <style:text-properties officeooo:rsid="005fa209"/>
    </style:style>
    <style:style style:name="T33" style:family="text">
      <style:text-properties officeooo:rsid="00628c86"/>
    </style:style>
    <style:style style:name="T34" style:family="text">
      <style:text-properties officeooo:rsid="00644abe"/>
    </style:style>
    <style:style style:name="T35" style:family="text">
      <style:text-properties officeooo:rsid="0068a34a"/>
    </style:style>
    <style:style style:name="T36" style:family="text">
      <style:text-properties officeooo:rsid="00693a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PSALM 50</text:p>
            <text:p text:style-name="P2"/>
            <text:p text:style-name="P2">Have mercy on me, O God,</text:p>
            <text:p text:style-name="P4"><text:s text:c="7"/>according to Thy great mercy;</text:p>
            <text:p text:style-name="P2">and according to the multitude of Thy compassions</text:p>
            <text:p text:style-name="P10"><text:s text:c="7"/>blot out my transgression.</text:p>
            <text:p text:style-name="P2"><text:span text:style-name="T6">2</text:span><text:span text:style-name="T25"> </text:span><text:span text:style-name="T24">Wash</text:span> me thoroughly from mine iniquity,</text:p>
            <text:p text:style-name="P4"><text:s text:c="7"/>and cleanse me from my sin.</text:p>
            <text:p text:style-name="P2"/>
            <text:p text:style-name="P2"><text:span text:style-name="T5">3</text:span><text:span text:style-name="T26"> </text:span><text:span text:style-name="T24">For</text:span> I know mine iniquity,</text:p>
            <text:p text:style-name="P4"><text:s text:c="7"/>and my sin is ever before me.</text:p>
            <text:p text:style-name="P2"><text:span text:style-name="T5">4</text:span><text:span text:style-name="T4"> </text:span>Against Thee only have I sinned</text:p>
            <text:p text:style-name="P4"><text:s text:c="7"/>and done this evil before Thee,</text:p>
            <text:p text:style-name="P2">that Thou mightest be justified in Thy words,</text:p>
            <text:p text:style-name="P4"><text:s text:c="7"/>and prevail when Thou art judged.</text:p>
            <text:p text:style-name="P2"><text:span text:style-name="T5">5</text:span><text:span text:style-name="T4"> </text:span>For behold, I was conceived in iniquities,</text:p>
            <text:p text:style-name="P4"><text:s text:c="7"/>and in sins did my mother bear me.</text:p>
            <text:p text:style-name="P2"/>
            <text:p text:style-name="P2"><text:span text:style-name="T5">6</text:span><text:span text:style-name="T4"> </text:span>For behold, Thou hast loved truth;</text:p>
            <text:p text:style-name="P4"><text:s text:c="7"/>the hidden and secret things of Thy wisdom</text:p>
            <text:p text:style-name="P4"><text:s text:c="7"/>hast Thou made manifest unto me.</text:p>
            <text:p text:style-name="P2"><text:span text:style-name="T5">7</text:span><text:span text:style-name="T4"> </text:span>Thou shalt sprinkle me with hyssop, and I shall be made clean;</text:p>
            <text:p text:style-name="P4"><text:s text:c="7"/>Thou shalt wash me, and I shall be made whiter than snow.</text:p>
            <text:p text:style-name="P2"><text:span text:style-name="T5">8</text:span><text:span text:style-name="T4"> </text:span>Thou shalt make me to hear joy and gladness;</text:p>
            <text:p text:style-name="P4"><text:s text:c="7"/>the bones that be humbled, they shall rejoice.</text:p>
            <text:p text:style-name="P2"><text:span text:style-name="T5">9</text:span><text:span text:style-name="T4"> </text:span>Turn Thy face away from my sins,</text:p>
            <text:p text:style-name="P4"><text:s text:c="7"/>and blot out all mine iniquities.</text:p>
            <text:p text:style-name="P2"/>
            <text:p text:style-name="P2"><text:span text:style-name="T5">10</text:span><text:span text:style-name="T4"> </text:span>Create in me a clean heart, O God,</text:p>
            <text:p text:style-name="P4"><text:s text:c="7"/>and renew a right spirit within me.</text:p>
            <text:p text:style-name="P2"><text:span text:style-name="T5">11</text:span><text:span text:style-name="T4"> </text:span>Cast me not away from Thy presence,</text:p>
            <text:p text:style-name="P4"><text:s text:c="7"/>and take not Thy Holy Spirit from me.</text:p>
            <text:p text:style-name="P2"><text:span text:style-name="T5">12</text:span><text:span text:style-name="T4"> </text:span>Restore unto me the joy of Thy salvation,</text:p>
            <text:p text:style-name="P4"><text:s text:c="7"/>and with Thy governing Spirit establish me.</text:p>
            <text:p text:style-name="P2"/>
            <text:p text:style-name="P8"><text:span text:style-name="T5">13</text:span><text:span text:style-name="T4"> </text:span>I shall teach transgressors Thy ways,</text:p>
            <text:p text:style-name="P4"><text:s text:c="7"/>and the ungodly shall turn back unto Thee.</text:p>
            <text:p text:style-name="P2"><text:span text:style-name="T5">14</text:span><text:span text:style-name="T4"> </text:span>Deliver me from blood-guiltiness, O God,</text:p>
            <text:p text:style-name="P4"><text:s text:c="7"/>Thou God of my salvation;</text:p>
            <text:p text:style-name="P10"><text:s text:c="7"/>my tongue shall rejoice in Thy righteousness.</text:p>
            <text:p text:style-name="P2"/>
            <text:p text:style-name="P2"><text:span text:style-name="T5">15</text:span><text:span text:style-name="T4"> </text:span>O Lord, Thou shalt open my lips,</text:p>
            <text:p text:style-name="P4"><text:s text:c="7"/>and my mouth shall declare Thy praise.</text:p>
            <text:p text:style-name="P2"><text:span text:style-name="T5">16</text:span><text:span text:style-name="T4"> </text:span>For if Thou hadst desired sacrifice, I had given it;</text:p>
            <text:p text:style-name="P4"><text:s text:c="7"/>with whole-burnt offerings Thou shalt not be pleased.</text:p>
            <text:p text:style-name="P2"><text:span text:style-name="T5">17</text:span><text:span text:style-name="T4"> </text:span>A sacrifice unto God is a broken spirit;</text:p>
            <text:p text:style-name="P4"><text:s text:c="7"/>a heart that is broken and humbled God will not despise.</text:p>
            <text:p text:style-name="P2"/>
            <text:p text:style-name="P2"><text:span text:style-name="T5">18</text:span><text:span text:style-name="T4"> </text:span>Do good, O Lord, in Thy good pleasure unto Sion,</text:p>
            <text:p text:style-name="P4"><text:s text:c="7"/>and let the walls of Jerusalem be builded.</text:p>
            <text:p text:style-name="P2"><text:span text:style-name="T5">19</text:span><text:span text:style-name="T4"> </text:span>Then shalt Thou be pleased with a sacrifice of righteousness,</text:p>
            <text:p text:style-name="P2"><text:s text:c="7"/>with oblation and whole-burnt offerings.</text:p>
            <text:p text:style-name="P3"><text:span text:style-name="T3">20</text:span><text:span text:style-name="T2"> </text:span><text:span text:style-name="T1">Then shall they offer bullocks upon Thine altar.</text:span></text:p>
            <text:p text:style-name="P7"/>
            <text:p text:style-name="P6"/>
            <text:p text:style-name="P6">The Psalter According to the Seventy</text:p>
            <text:p text:style-name="P6">Holy Transfiguration Monastery</text:p>
          </table:table-cell>
          <table:table-cell table:style-name="Table1.A1" office:value-type="string">
            <text:p text:style-name="P13">AWIT 50</text:p>
            <text:p text:style-name="P8"/>
            <text:p text:style-name="P11">Ako'y kaawaan, O mahal kong Diyos,<text:line-break/> <text:s text:c="6"/>sang-ayon sa iyong kagandahang-loob;<text:line-break/>mga kasalanan ko'y iyong pawiin,<text:line-break/> <text:s text:c="6"/>ayon din sa iyong pag-ibig sa akin!<text:line-break/><text:span text:style-name="T7">2</text:span><text:span text:style-name="T29"> </text:span>Linisin mo sana ang aking karumhan,<text:line-break/> <text:s text:c="6"/>at patawarin mo'ng aking kasalanan!</text:p>
            <text:p text:style-name="P8"/>
            <text:p text:style-name="P11"><text:span text:style-name="T7">3</text:span><text:span text:style-name="T29"> </text:span>Mga pagkakasala ko'y kinikilala,<text:line-break/> <text:s text:c="6"/>di ko malilimutan, laging alaala.<text:line-break/><text:span text:style-name="T7">4</text:span><text:span text:style-name="T29"> </text:span>Sa iyo lang ako nagkasalang tunay,<text:line-break/> <text:s text:c="6"/>at ang ginawa ko'y di mo kinalugdan;<text:line-break/>kaya may katuwiran ka na ako'y hatulan,<text:line-break/> <text:s text:c="6"/>marapat na ako'y iyong parusahan.<text:line-break/><text:span text:style-name="T7">5</text:span><text:span text:style-name="T29"> </text:span>Ako'y masama na buhat nang isilang,<text:line-break/> <text:s text:c="6"/>makasalanan na nang ako'y iluwal.</text:p>
            <text:p text:style-name="P8"/>
            <text:p text:style-name="P11"><text:span text:style-name="T7">6</text:span><text:span text:style-name="T29"> </text:span>Nais mo sa aki'y isang pusong tapat;<text:line-break/> <text:s text:c="6"/>puspusin mo ako ng dunong mong wagas.</text:p>
            <text:p text:style-name="P11"><text:line-break/><text:span text:style-name="T7">7</text:span><text:span text:style-name="T29"> </text:span>Ako ay linisin, sala ko'y hugasan<text:line-break/> <text:s text:c="6"/>at ako'y puputi nang lubus-lubusan.<text:line-break/><text:span text:style-name="T7">8</text:span><text:span text:style-name="T29"> </text:span>Sa galak at tuwa ako ay puspusin;<text:line-break/> <text:s text:c="6"/>butong nanghihina'y muling palakasin.<text:line-break/><text:span text:style-name="T7">9</text:span><text:span text:style-name="T29"> </text:span>Ang kasalanan ko'y iyo nang limutin,<text:line-break/> <text:s text:c="6"/>lahat kong nagawang masama'y pawiin.</text:p>
            <text:p text:style-name="P8"/>
            <text:p text:style-name="P11"><text:span text:style-name="T7">10</text:span><text:span text:style-name="T29"> </text:span>Isang pusong tapat sa aki'y likhain,<text:line-break/> <text:s text:c="6"/>bigyan mo, O Diyos, ng bagong damdamin.<text:line-break/><text:span text:style-name="T7">11</text:span><text:span text:style-name="T29"> </text:span>Sa iyong harapa'y huwag akong alisin;<text:line-break/> <text:s text:c="6"/>iyong banal na Espiritu'y paghariin.<text:line-break/><text:span text:style-name="T7">12</text:span><text:span text:style-name="T29"> </text:span>Ang galak na dulot ng iyong pagliligtas,<text:line-break/> <text:s text:c="6"/>ibalik at ako po'y gawin mong tapat.</text:p>
            <text:p text:style-name="P11"><text:line-break/><text:span text:style-name="T7">13</text:span><text:span text:style-name="T29"> </text:span>Kung magkagayon na, aking tuturuang<text:line-break/> <text:s text:c="6"/>sa iyo lumapit ang makasalanan.</text:p>
            <text:p text:style-name="P11"><text:span text:style-name="T7">14</text:span><text:span text:style-name="T29"> </text:span>Ingatan mo ako, Tagapagligtas ko<text:line-break/> <text:s text:c="6"/>at aking ihahayag ang pagliligtas mo.</text:p>
            <text:p text:style-name="P9"/>
            <text:p text:style-name="P11"><text:line-break/><text:span text:style-name="T7">15</text:span><text:span text:style-name="T29"> </text:span>Tulungan mo akong makapagsalita,<text:line-break/> <text:s text:c="6"/>at pupurihin ka sa gitna ng madla.</text:p>
            <text:p text:style-name="P11"><text:span text:style-name="T7">16</text:span><text:span text:style-name="T29"> </text:span>Hindi mo na nais ang mga handog;<text:line-break/> <text:s text:c="6"/>di ka nalulugod, sa haing sinunog;<text:line-break/><text:span text:style-name="T7">17</text:span><text:span text:style-name="T29"> </text:span>ang handog ko, O Diyos, na karapat-dapat<text:line-break/> <text:s text:c="6"/>ay ang pakumbaba't pusong mapagtapat.</text:p>
            <text:p text:style-name="P8"/>
            <text:p text:style-name="P11"><text:span text:style-name="T7">18</text:span><text:span text:style-name="T29"> </text:span>Iyong kahabagan, O Diyos, ang Zion;<text:line-break/> <text:s text:c="6"/>at ang Jerusalem ay muling ibangon.<text:line-break/><text:span text:style-name="T7">19</text:span><text:span text:style-name="T29"> </text:span>At kung magkagayon, ang handog na haing<text:line-break/> <text:s text:c="6"/>dala sa dambana, torong susunugin,<text:line-break/> <text:s text:c="6"/>malugod na ito'y iyong tatanggapin.</text:p>
            <text:p text:style-name="P8"/>
            <text:p text:style-name="P15"/>
            <text:p text:style-name="P39">Magandang Balita Biblia na may Deuterocanon</text:p>
            <text:p text:style-name="P39">(MMBTAG-DC)</text:p>
            <text:p text:style-name="P15">Philippine Bible Society</text:p>
          </table:table-cell>
          <table:table-cell table:style-name="Table1.A1" office:value-type="string">
            <text:p text:style-name="P33">Awit/<text:span text:style-name="T31"> 50</text:span></text:p>
            <text:p text:style-name="P23"/>
            <text:p text:style-name="P24">Akoy/ kAwAn/ , O mhl/ koN/ diyos/</text:p>
            <text:p text:style-name="P24"><text:s text:c="7"/>sN/Ayon/ s IyoN/ kgn=dhN/loOb/</text:p>
            <text:p text:style-name="P24">mN ksln- koy/ IyoN/ pwiIn/</text:p>
            <text:p text:style-name="P32"><text:s text:c="7"/>Ayon/ din/ s IyoN/ pg/Ibig/ s Akin/</text:p>
            <text:p text:style-name="P24"><text:span text:style-name="T8">2</text:span><text:span text:style-name="T27"> </text:span><text:span text:style-name="T24">linisin</text:span>/ mo sn AN/ AkiN/ krum=hn/</text:p>
            <text:p text:style-name="P32"><text:s text:c="7"/>At/ ptwrin/ moN/ AkiN/ ksln-</text:p>
            <text:p text:style-name="P24"/>
            <text:p text:style-name="P25"><text:span text:style-name="T9">3</text:span><text:span text:style-name="T27"> </text:span>mN pg=k:sl koy/ kinikil:</text:p>
            <text:p text:style-name="P32"><text:s text:c="7"/>di ko ml1mutn/ , lgiN/ Al\</text:p>
            <text:p text:style-name="P25"><text:span text:style-name="T9">4</text:span><text:span text:style-name="T27"> </text:span>s Iyo lN/ Ako ng=kslN/ tuny/</text:p>
            <text:p text:style-name="P32"><text:s text:c="7"/>At/ AN/ ginw koy/ di mo kinlug=dn/</text:p>
            <text:p text:style-name="P24">ky my/ ktuwirn/ k n Akoy/ htuln/</text:p>
            <text:p text:style-name="P32"><text:s text:c="7"/>mrpt/ n Akoy/ IyoN/ prushn/</text:p>
            <text:p text:style-name="P25"><text:span text:style-name="T9">5</text:span><text:span text:style-name="T27"> </text:span>Akoy/ msm n buht/ nN/ IsilN/</text:p>
            <text:p text:style-name="P32"><text:s text:c="7"/>mksln- n nN/ Akoy/ Iluwl/</text:p>
            <text:p text:style-name="P24"/>
            <text:p text:style-name="P26"><text:span text:style-name="T10">6</text:span><text:span text:style-name="T27"> </text:span>nIs/ mo s Akiy/ IsN/ pusoN/ tpt/</text:p>
            <text:p text:style-name="P32"><text:s text:c="7"/>pus<text:span text:style-name="T30">=</text:span>\In/ mo Ako N/ dunoN/ moN/ wgs/</text:p>
            <text:p text:style-name="P35"/>
            <text:p text:style-name="P26"><text:span text:style-name="T10">7</text:span><text:span text:style-name="T27"> </text:span>Ako A/ linisin/ , sl koy/ hugsn/</text:p>
            <text:p text:style-name="P32"><text:s text:c="7"/>At/ Akoy/ p3ti nN/ lubus<text:span text:style-name="T30">=</text:span>\An/</text:p>
            <text:p text:style-name="P26"><text:span text:style-name="T10">8</text:span><text:span text:style-name="T27"> </text:span>s glk/ At/ tuw Ako A/ pus<text:span text:style-name="T30">=</text:span>\In/</text:p>
            <text:p text:style-name="P32"><text:s text:c="7"/>butoN/ nN=h1ny/ muliN/ plksin/</text:p>
            <text:p text:style-name="P26"><text:span text:style-name="T10">9</text:span><text:span text:style-name="T27"> </text:span>AN/ ksln- koy/ Iyo nN/ limutin/</text:p>
            <text:p text:style-name="P32"><text:s text:c="7"/>lht/ koN/ ngwN/ msmy/ pwiIn/</text:p>
            <text:p text:style-name="P24"/>
            <text:p text:style-name="P27"><text:span text:style-name="T11">10</text:span><text:span text:style-name="T27"> </text:span>IsN/ pusoN/ tpt/ s Akiy/ lik=hIn/</text:p>
            <text:p text:style-name="P32"><text:s text:c="7"/>big=yn/ mo , O diyos/ , N/ bgoN/ dm<text:span text:style-name="T30">=</text:span>\In/</text:p>
            <text:p text:style-name="P27"><text:span text:style-name="T11">11</text:span><text:span text:style-name="T27"> </text:span>s IyoN/ hrpy/ huwg/ AkoN/ Alisin/</text:p>
            <text:p text:style-name="P32"><text:s text:c="7"/>IyoN/ bnl/ n Es=pirituy/ pg=hriIn/</text:p>
            <text:p text:style-name="P27"><text:span text:style-name="T11">12</text:span><text:span text:style-name="T27"> </text:span>AN/ glk/ n dulot/ N/ IyoN/ pg=l1g=ts/</text:p>
            <text:p text:style-name="P32"><text:s text:c="7"/>Iblik/ At/ Ako poy/ gwin/ moN/ tpt/</text:p>
            <text:p text:style-name="P24"/>
            <text:p text:style-name="P28"><text:span text:style-name="T12">13</text:span><text:span text:style-name="T27"> </text:span>kuN/ mg=kgyon/ n , AkiN/ t3ruAN/</text:p>
            <text:p text:style-name="P32"><text:s text:c="7"/>s Iyo lumpit/ AN/ mksln-</text:p>
            <text:p text:style-name="P28"><text:span text:style-name="T12">14</text:span><text:span text:style-name="T27"> </text:span>INtn/ mo Ako , tgpg=lig=ts/ ko</text:p>
            <text:p text:style-name="P32"><text:s text:c="7"/>At/ AkiN/ Ih:yg/ AN/ pg=l1g=ts/ mo</text:p>
            <text:p text:style-name="P21"/>
            <text:p text:style-name="P22"/>
            <text:p text:style-name="P29"><text:span text:style-name="T13">1</text:span><text:span text:style-name="T9">5</text:span><text:span text:style-name="T27"> </text:span>tuluNn/ mo AkoN/ mkpg=slit</text:p>
            <text:p text:style-name="P32"><text:s text:c="7"/>At/ p3rihin/ k s git=n N/ md=l</text:p>
            <text:p text:style-name="P29"><text:span text:style-name="T13">16</text:span><text:span text:style-name="T27"> </text:span>hin=di mo n nIs/ AN/ mN hn=dog/</text:p>
            <text:p text:style-name="P32"><text:s text:c="7"/>di k nl3god/ , s hIN/ sin7g/</text:p>
            <text:p text:style-name="P30"><text:span text:style-name="T14">17</text:span><text:span text:style-name="T27"> </text:span>AN/ hn=dog/ ko , O diyos/ , n k\dpt/\</text:p>
            <text:p text:style-name="P32"><text:s text:c="7"/>A/ AN/ pkum=b:t/ pusoN/ mpg=tpt/</text:p>
            <text:p text:style-name="P24"/>
            <text:p text:style-name="P31"><text:span text:style-name="T15">18</text:span><text:span text:style-name="T27"> </text:span>IyoN/ khbgn/ , O diyos/ , AN/ ziOn/</text:p>
            <text:p text:style-name="P32"><text:s text:c="7"/>At/ AN/ Deruslem/ A/ muliN/ IbNon/</text:p>
            <text:p text:style-name="P31"><text:span text:style-name="T15">19</text:span><text:span text:style-name="T27"> </text:span>At/ kuN/ mg=kgyon/ , AN/ hn=dog/ n hIN/</text:p>
            <text:p text:style-name="P32"><text:s text:c="7"/>dl s dm=bn , toroN/ s3nugin/</text:p>
            <text:p text:style-name="P32"><text:s text:c="7"/>mlugod/ n Itoy/ IyoN/ t:N=gpin/</text:p>
            <text:p text:style-name="P34"/>
            <text:p text:style-name="P20"/>
            <text:p text:style-name="P19">Baybayin Modern Doctrina Transliteration</text:p>
            <text:p text:style-name="P19">Eccls @adjl (14.03.19)</text:p>
          </table:table-cell>
          <table:table-cell table:style-name="Table1.A1" office:value-type="string">
            <text:p text:style-name="P14">Awit/ 50</text:p>
            <text:p text:style-name="P12"/>
            <text:p text:style-name="P12">Akoy/ kAwAn/ , O mhl/ koN/ diyos/</text:p>
            <text:p text:style-name="P12"><text:s text:c="7"/>sN/Ayon/ s IyoN/ kgn=dhN/loOb/</text:p>
            <text:p text:style-name="P12">mN ksln- koy/ IyoN/ pwiIn/</text:p>
            <text:p text:style-name="P12"><text:s text:c="7"/>Ayon/ din/ s IyoN/ pg/Ibig/ s Akin/</text:p>
            <text:p text:style-name="P12"><text:span text:style-name="T16">2</text:span><text:span text:style-name="T28"> </text:span><text:span text:style-name="T24">linisin</text:span>/ mo sn AN/ AkiN/ krum=hn/</text:p>
            <text:p text:style-name="P12"><text:s text:c="7"/>At/ ptwrin/ moN/ AkiN/ ksln-</text:p>
            <text:p text:style-name="P12"/>
            <text:p text:style-name="P12"><text:span text:style-name="T17">3</text:span><text:span text:style-name="T28"> </text:span>mN pg=k:sl koy/ kinikil:</text:p>
            <text:p text:style-name="P12"><text:s text:c="7"/>di ko ml1mutn/ , lgiN/ Al\</text:p>
            <text:p text:style-name="P12"><text:span text:style-name="T17">4</text:span><text:span text:style-name="T28"> </text:span>s Iyo lN/ Ako ng=kslN/ tuny/</text:p>
            <text:p text:style-name="P12"><text:s text:c="7"/>At/ AN/ ginw koy/ di mo kinlug=dn/</text:p>
            <text:p text:style-name="P12">ky my/ ktuwirn/ k n Akoy/ htuln/</text:p>
            <text:p text:style-name="P12"><text:s text:c="7"/>mrpt/ n Akoy/ IyoN/ prushn/</text:p>
            <text:p text:style-name="P12"><text:span text:style-name="T17">5</text:span><text:span text:style-name="T28"> </text:span>Akoy/ msm n buht/ nN/ IsilN/</text:p>
            <text:p text:style-name="P12"><text:s text:c="7"/>mksln- n nN/ Akoy/ Iluwl/</text:p>
            <text:p text:style-name="P12"/>
            <text:p text:style-name="P12"><text:span text:style-name="T18">6</text:span><text:span text:style-name="T28"> </text:span>nIs/ mo s Akiy/ IsN/ pusoN/ tpt/</text:p>
            <text:p text:style-name="P12"><text:s text:c="7"/>pus<text:span text:style-name="T30">=</text:span>\In/ mo Ako N/ dunoN/ moN/ wgs/</text:p>
            <text:p text:style-name="P36"/>
            <text:p text:style-name="P12"><text:span text:style-name="T18">7</text:span><text:span text:style-name="T28"> </text:span>Ako A/ linisin/ , sl koy/ hugsn/</text:p>
            <text:p text:style-name="P12"><text:s text:c="7"/>At/ Akoy/ p3ti nN/ lubus<text:span text:style-name="T30">=</text:span>\An/</text:p>
            <text:p text:style-name="P12"><text:span text:style-name="T18">8</text:span><text:span text:style-name="T28"> </text:span>s glk/ At/ tuw Ako A/ pus<text:span text:style-name="T30">=</text:span>\In/</text:p>
            <text:p text:style-name="P12"><text:s text:c="7"/>butoN/ nN=h1ny/ muliN/ plksin/</text:p>
            <text:p text:style-name="P12"><text:span text:style-name="T18">9</text:span><text:span text:style-name="T28"> </text:span>AN/ ksln- koy/ Iyo nN/ limutin/</text:p>
            <text:p text:style-name="P12"><text:s text:c="7"/>lht/ koN/ ngwN/ msmy/ pwiIn/</text:p>
            <text:p text:style-name="P12"/>
            <text:p text:style-name="P12"><text:span text:style-name="T19">10</text:span><text:span text:style-name="T28"> </text:span>IsN/ pusoN/ tpt/ s Akiy/ lik=hIn/</text:p>
            <text:p text:style-name="P12"><text:s text:c="7"/>big=yn/ mo , O diyos/ , N/ bgoN/ dm<text:span text:style-name="T30">=</text:span>\In/</text:p>
            <text:p text:style-name="P12"><text:span text:style-name="T19">11</text:span><text:span text:style-name="T28"> </text:span>s IyoN/ hrpy/ huwg/ AkoN/ Alisin/</text:p>
            <text:p text:style-name="P12"><text:s text:c="7"/>IyoN/ bnl/ n Es=pirituy/ pg=hriIn/</text:p>
            <text:p text:style-name="P12"><text:span text:style-name="T19">12</text:span><text:span text:style-name="T28"> </text:span>AN/ glk/ n dulot/ N/ IyoN/ pg=l1g=ts/</text:p>
            <text:p text:style-name="P12"><text:s text:c="7"/>Iblik/ At/ Ako poy/ gwin/ moN/ tpt/</text:p>
            <text:p text:style-name="P12"/>
            <text:p text:style-name="P12"><text:span text:style-name="T20">13</text:span><text:span text:style-name="T28"> </text:span>kuN/ mg=kgyon/ n , AkiN/ t3ruAN/</text:p>
            <text:p text:style-name="P12"><text:s text:c="7"/>s Iyo lumpit/ AN/ mksln-</text:p>
            <text:p text:style-name="P12"><text:span text:style-name="T20">14</text:span><text:span text:style-name="T28"> </text:span>INtn/ mo Ako , tgpg=lig=ts/ ko</text:p>
            <text:p text:style-name="P12"><text:s text:c="7"/>At/ AkiN/ Ih:yg/ AN/ pg=l1g=ts/ mo</text:p>
            <text:p text:style-name="P12"/>
            <text:p text:style-name="P37"/>
            <text:p text:style-name="P12"><text:span text:style-name="T21">1</text:span><text:span text:style-name="T17">5</text:span><text:span text:style-name="T28"> </text:span>tuluNn/ mo AkoN/ mkpg=slit</text:p>
            <text:p text:style-name="P12"><text:s text:c="7"/>At/ p3rihin/ k s git=n N/ md=l</text:p>
            <text:p text:style-name="P12"><text:span text:style-name="T21">16</text:span><text:span text:style-name="T28"> </text:span>hin=di mo n nIs/ AN/ mN hn=dog/</text:p>
            <text:p text:style-name="P12"><text:s text:c="7"/>di k nl3god/ , s hIN/ sin7g/</text:p>
            <text:p text:style-name="P12"><text:span text:style-name="T22">17</text:span><text:span text:style-name="T28"> </text:span>AN/ hn=dog/ ko , O diyos/ , n k\dpt/\</text:p>
            <text:p text:style-name="P12"><text:s text:c="7"/>A/ AN/ pkum=b:t/ pusoN/ mpg=tpt/</text:p>
            <text:p text:style-name="P12"/>
            <text:p text:style-name="P12"><text:span text:style-name="T23">18</text:span><text:span text:style-name="T28"> </text:span>IyoN/ khbgn/ , O diyos/ , AN/ ziOn/</text:p>
            <text:p text:style-name="P12"><text:s text:c="7"/>At/ AN/ Deruslem/ A/ muliN/ IbNon/</text:p>
            <text:p text:style-name="P12"><text:span text:style-name="T23">19</text:span><text:span text:style-name="T28"> </text:span>At/ kuN/ mg=kgyon/ , AN/ hn=dog/ n hIN/</text:p>
            <text:p text:style-name="P12"><text:s text:c="7"/>dl s dm=bn , toroN/ s3nugin/</text:p>
            <text:p text:style-name="P12"><text:s text:c="7"/>mlugod/ n Itoy/ IyoN/ t:N=gpin/</text:p>
            <text:p text:style-name="P12"/>
            <text:p text:style-name="P16"/>
            <text:p text:style-name="P17">Latin-to-Baybayin <text:span text:style-name="T36">Raw Text</text:span> <text:span text:style-name="T33">(see </text:span>@nordenx’s <text:span text:style-name="T34">font)</text:span></text:p>
            <text:p text:style-name="P18"><text:span text:style-name="T35">Eccls </text:span>@adjl <text:span text:style-name="T32">(14.03.19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aybayin Modern Doctrina" svg:font-family="'Baybayin Modern Doctrina'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loext:contextual-spacing="true" fo:line-height="120%" style:page-number="auto"/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order="0.06pt solid #ece1ca" fo:padding="1.499cm" style:shadow="none" fo:background-color="#ece1ca" style:writing-mode="lr-tb" draw:fill="solid" draw:fill-color="#ece1ca" draw:opacity="100%" draw:fill-image-width="0cm" draw:fill-image-height="0cm" style:footnote-max-height="0cm">
        <style:columns fo:column-count="1" fo:column-gap="0cm">
          <style:column-sep style:width="0.009cm" style:color="#645032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6:19:05.746650586</meta:creation-date>
    <meta:editing-duration>PT2H37M31S</meta:editing-duration>
    <meta:editing-cycles>96</meta:editing-cycles>
    <meta:generator>LibreOffice/5.1.6.2$Linux_X86_64 LibreOffice_project/10m0$Build-2</meta:generator>
    <dc:date>2019-03-14T19:23:54.471520601</dc:date>
    <meta:document-statistic meta:table-count="1" meta:image-count="0" meta:object-count="0" meta:page-count="1" meta:paragraph-count="154" meta:word-count="1222" meta:character-count="7111" meta:non-whitespace-character-count="5417"/>
  </office:meta>
</office:document-meta>
</file>